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485768" style:font-name="Lato" fo:letter-spacing="normal" fo:font-style="normal" fo:font-weight="normal"/>
    </style:style>
    <style:style style:name="P2" style:family="paragraph" style:parent-style-name="Heading_20_2">
      <style:paragraph-properties fo:text-align="start" style:justify-single-word="false"/>
      <style:text-properties fo:font-variant="normal" fo:text-transform="none" fo:color="#485768" style:font-name="Lato" fo:letter-spacing="normal" fo:font-style="normal" fo:font-weight="normal"/>
    </style:style>
    <style:style style:name="P3" style:family="paragraph" style:parent-style-name="Heading_20_2">
      <style:paragraph-properties style:line-height-at-least="0.198in"/>
      <style:text-properties fo:font-variant="normal" fo:text-transform="none" fo:color="#485768" style:font-name="Lato" fo:letter-spacing="normal" fo:font-style="normal" fo:font-weight="normal"/>
    </style:style>
    <style:style style:name="P4" style:family="paragraph" style:parent-style-name="Heading_20_2">
      <style:paragraph-properties style:line-height-at-least="0.198in"/>
      <style:text-properties fo:font-variant="normal" fo:text-transform="none" fo:color="#485768" style:font-name="Lato" fo:font-size="16pt" fo:letter-spacing="normal" fo:font-style="normal" fo:font-weight="normal" officeooo:rsid="001b84d8" officeooo:paragraph-rsid="001b84d8" style:font-size-asian="16pt" style:font-size-complex="16pt"/>
    </style:style>
    <style:style style:name="P5" style:family="paragraph" style:parent-style-name="Heading_20_2">
      <style:paragraph-properties style:line-height-at-least="0.198in"/>
      <style:text-properties fo:font-variant="normal" fo:text-transform="none" fo:color="#485768" style:font-name="Lato" fo:font-size="16pt" fo:letter-spacing="normal" fo:font-style="normal" fo:font-weight="normal" officeooo:rsid="001fd6fd" style:font-size-asian="16pt" style:font-size-complex="16pt"/>
    </style:style>
    <style:style style:name="P6" style:family="paragraph" style:parent-style-name="Heading_20_2">
      <style:paragraph-properties style:line-height-at-least="0.198in"/>
      <style:text-properties fo:font-variant="normal" fo:text-transform="none" fo:color="#485768" style:font-name="Lato" fo:font-size="16pt" fo:letter-spacing="normal" fo:font-style="normal" fo:font-weight="normal" officeooo:rsid="001fd6fd" officeooo:paragraph-rsid="001fd6fd" style:font-size-asian="16pt" style:font-size-complex="16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9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.5pt" fo:font-weight="normal" officeooo:rsid="000a32fd" officeooo:paragraph-rsid="000a32fd" fo:background-color="#fffffe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.5pt" fo:font-weight="normal" officeooo:rsid="00162bc3" officeooo:paragraph-rsid="00162bc3" fo:background-color="#fffffe"/>
    </style:style>
    <style:style style:name="P12" style:family="paragraph" style:parent-style-name="Standard">
      <style:paragraph-properties style:line-height-at-least="0.198in"/>
      <style:text-properties fo:color="#000000" style:font-name="Consolas" fo:font-size="10.5pt" fo:font-weight="normal" officeooo:rsid="00170f3a" officeooo:paragraph-rsid="00170f3a" fo:background-color="#fffffe"/>
    </style:style>
    <style:style style:name="P13" style:family="paragraph" style:parent-style-name="Standard">
      <style:paragraph-properties style:line-height-at-least="0.198in"/>
      <style:text-properties fo:color="#000000" style:font-name="Consolas" fo:font-size="10.5pt" fo:font-weight="normal" officeooo:rsid="001b84d8" officeooo:paragraph-rsid="001b84d8" fo:background-color="#fffffe" style:font-size-asian="16pt" style:font-size-complex="16pt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.5pt" fo:font-weight="normal" officeooo:rsid="001fd6fd" fo:background-color="#fffffe" style:font-size-asian="16pt" style:font-size-complex="16pt"/>
    </style:style>
    <style:style style:name="P15" style:family="paragraph" style:parent-style-name="Standard">
      <style:paragraph-properties style:line-height-at-least="0.198in"/>
      <style:text-properties fo:color="#000000" style:font-name="Consolas" fo:font-size="10.5pt" fo:font-weight="normal" officeooo:rsid="001fd6fd" officeooo:paragraph-rsid="001fd6fd" fo:background-color="#fffffe" style:font-size-asian="16pt" style:font-size-complex="16pt"/>
    </style:style>
    <style:style style:name="P16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00"/>
    </style:style>
    <style:style style:name="P17" style:family="paragraph" style:parent-style-name="Standard">
      <style:paragraph-properties style:line-height-at-least="0.198in"/>
      <style:text-properties fo:color="#000000" style:font-name="Consolas" fo:font-size="15pt" fo:font-weight="normal" officeooo:rsid="001ed347" officeooo:paragraph-rsid="001ed347" fo:background-color="#ffff00" style:font-size-asian="15pt" style:font-size-complex="15pt"/>
    </style:style>
    <style:style style:name="P18" style:family="paragraph" style:parent-style-name="Standard">
      <style:text-properties fo:color="#000000" fo:font-weight="bold" fo:background-color="#81d41a" style:font-weight-asian="bold" style:font-weight-complex="bold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21" style:family="paragraph" style:parent-style-name="Standard">
      <style:paragraph-properties style:line-height-at-least="0.198in"/>
      <style:text-properties fo:background-color="#ffff00"/>
    </style:style>
    <style:style style:name="P22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23" style:family="paragraph" style:parent-style-name="Standard">
      <style:paragraph-properties style:line-height-at-least="0.198in"/>
      <style:text-properties fo:color="#008000" style:font-name="Consolas" fo:font-size="10.5pt" fo:font-weight="normal" officeooo:rsid="00162bc3" officeooo:paragraph-rsid="00162bc3" fo:background-color="#ffff00"/>
    </style:style>
    <style:style style:name="P24" style:family="paragraph" style:parent-style-name="Standard">
      <style:paragraph-properties style:line-height-at-least="0.198in"/>
      <style:text-properties fo:color="#008000" style:font-name="Consolas" fo:font-size="10.5pt" fo:font-weight="normal" officeooo:rsid="00170f3a" officeooo:paragraph-rsid="00170f3a" fo:background-color="#ffff00"/>
    </style:style>
    <style:style style:name="P25" style:family="paragraph" style:parent-style-name="Standard">
      <style:paragraph-properties style:line-height-at-least="0.198in"/>
      <style:text-properties officeooo:rsid="00170f3a" officeooo:paragraph-rsid="00170f3a"/>
    </style:style>
    <style:style style:name="P26" style:family="paragraph" style:parent-style-name="Standard">
      <style:paragraph-properties style:line-height-at-least="0.198in"/>
      <style:text-properties fo:font-size="16pt" officeooo:rsid="001b84d8" officeooo:paragraph-rsid="001b84d8" style:font-size-asian="16pt" style:font-size-complex="16pt"/>
    </style:style>
    <style:style style:name="P27" style:family="paragraph" style:parent-style-name="Standard">
      <style:paragraph-properties style:line-height-at-least="0.198in"/>
      <style:text-properties fo:font-size="16pt" officeooo:rsid="001fd6fd" officeooo:paragraph-rsid="001fd6fd" style:font-size-asian="16pt" style:font-size-complex="16pt"/>
    </style:style>
    <style:style style:name="P28" style:family="paragraph" style:parent-style-name="Standard">
      <style:paragraph-properties fo:margin-top="0in" fo:margin-bottom="0.1965in" loext:contextual-spacing="false" style:line-height-at-least="0.198in"/>
    </style:style>
    <style:style style:name="P29" style:family="paragraph" style:parent-style-name="Preformatted_20_Text">
      <style:paragraph-properties style:line-height-at-least="0.198in"/>
      <style:text-properties fo:font-variant="normal" fo:text-transform="none" fo:color="#333333" style:font-name="monospace" fo:font-size="10.5pt" fo:letter-spacing="normal" fo:font-style="normal" fo:font-weight="normal" fo:background-color="#fffffe"/>
    </style:style>
    <style:style style:name="P30" style:family="paragraph" style:parent-style-name="Preformatted_20_Text">
      <style:paragraph-properties style:line-height-at-least="0.198in"/>
      <style:text-properties fo:font-variant="normal" fo:text-transform="none" fo:color="#333333" style:font-name="monospace" fo:letter-spacing="normal" fo:font-style="normal" fo:font-weight="normal"/>
    </style:style>
    <style:style style:name="P31" style:family="paragraph" style:parent-style-name="Preformatted_20_Text">
      <style:paragraph-properties style:line-height-at-least="0.198in"/>
      <style:text-properties fo:font-variant="normal" fo:text-transform="none" fo:color="#333333" style:font-name="monospace" fo:letter-spacing="normal" fo:font-style="normal" fo:font-weight="normal" fo:background-color="#ffff00"/>
    </style:style>
    <style:style style:name="P32" style:family="paragraph" style:parent-style-name="Preformatted_20_Text">
      <style:paragraph-properties style:line-height-at-least="0.198in"/>
    </style:style>
    <style:style style:name="P3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4" style:family="paragraph" style:parent-style-name="Standard">
      <style:paragraph-properties style:line-height-at-least="0.198in"/>
      <style:text-properties fo:color="#000000" style:font-name="Consolas" fo:font-size="10.5pt" fo:font-weight="normal" officeooo:rsid="001fd6fd" fo:background-color="#fffffe" style:font-size-asian="16pt" style:font-size-complex="16pt"/>
    </style:style>
    <style:style style:name="P35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00"/>
    </style:style>
    <style:style style:name="P36" style:family="paragraph" style:parent-style-name="Standard">
      <style:paragraph-properties style:line-height-at-least="0.198in"/>
    </style:style>
    <style:style style:name="P37" style:family="paragraph" style:parent-style-name="Standard">
      <style:paragraph-properties style:line-height-at-least="0.198in"/>
      <style:text-properties fo:font-size="16pt" officeooo:rsid="001fd6fd" style:font-size-asian="16pt" style:font-size-complex="16pt"/>
    </style:style>
    <style:style style:name="P38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39" style:family="paragraph" style:parent-style-name="Standard">
      <style:paragraph-properties fo:margin-top="0in" fo:margin-bottom="0.1965in" loext:contextual-spacing="false" style:line-height-at-least="0.198in"/>
    </style:style>
    <style:style style:name="P40" style:family="paragraph" style:parent-style-name="Heading_20_2">
      <style:paragraph-properties style:line-height-at-least="0.198in"/>
      <style:text-properties fo:font-variant="normal" fo:text-transform="none" fo:color="#485768" style:font-name="Lato" fo:font-size="16pt" fo:letter-spacing="normal" fo:font-style="normal" fo:font-weight="normal" officeooo:rsid="001fd6fd" style:font-size-asian="16pt" style:font-size-complex="16pt"/>
    </style:style>
    <style:style style:name="T1" style:family="text">
      <style:text-properties fo:color="#0000ff"/>
    </style:style>
    <style:style style:name="T2" style:family="text">
      <style:text-properties fo:color="#0000ff" fo:background-color="#ffff00" loext:char-shading-value="0"/>
    </style:style>
    <style:style style:name="T3" style:family="text">
      <style:text-properties fo:color="#0000ff" style:font-name="Consolas" fo:font-size="10.5pt" fo:font-weight="normal" fo:background-color="#fffffe" loext:char-shading-value="0"/>
    </style:style>
    <style:style style:name="T4" style:family="text">
      <style:text-properties fo:color="#00107e"/>
    </style:style>
    <style:style style:name="T5" style:family="text">
      <style:text-properties fo:color="#00107e" fo:background-color="#ffff00" loext:char-shading-value="0"/>
    </style:style>
    <style:style style:name="T6" style:family="text">
      <style:text-properties fo:color="#00107e" fo:background-color="#ffff00" loext:char-shading-value="0" style:font-weight-asian="normal" style:font-weight-complex="normal"/>
    </style:style>
    <style:style style:name="T7" style:family="text">
      <style:text-properties fo:color="#00107e" style:font-name="Consolas" fo:font-size="10.5pt" fo:font-weight="normal" fo:background-color="#fffffe" loext:char-shading-value="0"/>
    </style:style>
    <style:style style:name="T8" style:family="text">
      <style:text-properties fo:color="#00107e" fo:font-weight="bold" style:font-weight-asian="bold" style:font-weight-complex="bold"/>
    </style:style>
    <style:style style:name="T9" style:family="text">
      <style:text-properties fo:color="#00107e" fo:font-weight="bold" fo:background-color="#ffff00" loext:char-shading-value="0" style:font-weight-asian="bold" style:font-weight-complex="bold"/>
    </style:style>
    <style:style style:name="T10" style:family="text">
      <style:text-properties fo:color="#09885a"/>
    </style:style>
    <style:style style:name="T11" style:family="text">
      <style:text-properties fo:color="#09885a" fo:background-color="#ffff00" loext:char-shading-value="0"/>
    </style:style>
    <style:style style:name="T12" style:family="text">
      <style:text-properties fo:color="#000000"/>
    </style:style>
    <style:style style:name="T13" style:family="text">
      <style:text-properties fo:color="#000000" style:font-name="Consolas" fo:font-size="10.5pt" fo:font-weight="normal" fo:background-color="#fffffe" loext:char-shading-value="0"/>
    </style:style>
    <style:style style:name="T14" style:family="text">
      <style:text-properties fo:color="#000000" fo:font-weight="bold" fo:background-color="#ff0000" loext:char-shading-value="0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2e5b63" style:font-weight-asian="bold" style:font-weight-complex="bold"/>
    </style:style>
    <style:style style:name="T17" style:family="text">
      <style:text-properties fo:color="#a31515"/>
    </style:style>
    <style:style style:name="T18" style:family="text">
      <style:text-properties fo:color="#a31515" fo:background-color="#ffff00" loext:char-shading-value="0"/>
    </style:style>
    <style:style style:name="T19" style:family="text">
      <style:text-properties fo:color="#a31515" style:font-name="Consolas" fo:font-size="10.5pt" fo:font-weight="normal" fo:background-color="#fffffe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7b38b"/>
    </style:style>
    <style:style style:name="T22" style:family="text">
      <style:text-properties fo:color="#00808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fo:background-color="#ffff00" loext:char-shading-value="0" style:font-weight-asian="bold" style:font-weight-complex="bold"/>
    </style:style>
    <style:style style:name="T25" style:family="text">
      <style:text-properties fo:color="#008000" style:font-name="Consolas" fo:font-size="10.5pt" fo:font-weight="normal" fo:background-color="#fffffe" loext:char-shading-value="0"/>
    </style:style>
    <style:style style:name="T26" style:family="text">
      <style:text-properties fo:color="#008000" style:font-name="Consolas" fo:font-size="10.5pt" fo:font-weight="bold" fo:background-color="#ffff00" loext:char-shading-value="0" style:font-weight-asian="bold" style:font-weight-complex="bold"/>
    </style:style>
    <style:style style:name="T27" style:family="text">
      <style:text-properties fo:color="#81d41a" fo:font-weight="bold" style:font-weight-asian="bold" style:font-weight-complex="bold"/>
    </style:style>
    <style:style style:name="T28" style:family="text">
      <style:text-properties fo:color="#00a933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asic Algorithm Scripting:</text:h>
      <text:p text:style-name="P7"/>
      <text:h text:style-name="P2" text:outline-level="2">Basic Algorithm Scripting: Convert Celsius to Fahrenheit</text:h>
      <text:p text:style-name="P9"><text:span text:style-name="T1">function</text:span> <text:span text:style-name="T4">convertToF</text:span>(<text:span text:style-name="T4">celsius</text:span>) {</text:p>
      <text:p text:style-name="P8"><text:span text:style-name="T1">let</text:span> <text:span text:style-name="T4">fahrenheit</text:span>;</text:p>
      <text:p text:style-name="P8"><text:span text:style-name="T1">return</text:span> <text:span text:style-name="T5">celsius</text:span><text:span text:style-name="T20"> * </text:span><text:span text:style-name="T11">9</text:span><text:span text:style-name="T20">/</text:span><text:span text:style-name="T11">5</text:span><text:span text:style-name="T20"> + </text:span><text:span text:style-name="T11">32</text:span><text:span text:style-name="T20">;</text:span></text:p>
      <text:p text:style-name="P8">}</text:p>
      <text:p text:style-name="P19"/>
      <text:p text:style-name="P8"><text:span text:style-name="T4">console</text:span>.<text:span text:style-name="T4">log</text:span>(<text:span text:style-name="T4">convertToF</text:span>(<text:span text:style-name="T10">33</text:span>));</text:p>
      <text:p text:style-name="P8"/>
      <text:h text:style-name="P3" text:outline-level="2">Basic Algorithm Scripting: Reverse a String</text:h>
      <text:p text:style-name="P20"><text:span text:style-name="T1">function</text:span> <text:span text:style-name="T4">reverseString</text:span>(<text:span text:style-name="T4">str</text:span>) {</text:p>
      <text:p text:style-name="P8"><text:span text:style-name="T1">return</text:span><text:span text:style-name="T20"> </text:span><text:span text:style-name="T5">str</text:span><text:span text:style-name="T20">.</text:span><text:span text:style-name="T5">split</text:span><text:span text:style-name="T20">(</text:span><text:span text:style-name="T18">""</text:span><text:span text:style-name="T20">).</text:span><text:span text:style-name="T5">reverse</text:span><text:span text:style-name="T20">().</text:span><text:span text:style-name="T5">join</text:span><text:span text:style-name="T20">(</text:span><text:span text:style-name="T18">""</text:span><text:span text:style-name="T20">);</text:span></text:p>
      <text:p text:style-name="P8">}</text:p>
      <text:p text:style-name="P8"/>
      <text:p text:style-name="P10">or</text:p>
      <text:p text:style-name="P10"/>
      <text:p text:style-name="P10"><text:span text:style-name="T1">function</text:span> <text:span text:style-name="T4">reverseString</text:span>(<text:span text:style-name="T4">str</text:span>) {</text:p>
      <text:p text:style-name="P16"><text:span text:style-name="T1">var</text:span> <text:span text:style-name="T4">final</text:span> = <text:span text:style-name="T17">""</text:span>;</text:p>
      <text:p text:style-name="P16"><text:span text:style-name="T1">for</text:span> (<text:span text:style-name="T1">var</text:span> <text:span text:style-name="T4">i</text:span> = <text:span text:style-name="T4">str</text:span>.<text:span text:style-name="T4">length</text:span> - <text:span text:style-name="T10">1</text:span>; <text:span text:style-name="T4">i</text:span> &gt;= <text:span text:style-name="T10">0</text:span>; <text:span text:style-name="T4">i</text:span>--){</text:p>
      <text:p text:style-name="P16"><text:span text:style-name="T4">final</text:span> += <text:span text:style-name="T4">str</text:span>[<text:span text:style-name="T4">i</text:span>];</text:p>
      <text:p text:style-name="P16">}</text:p>
      <text:p text:style-name="P16"><text:span text:style-name="T1">return</text:span> <text:span text:style-name="T4">final</text:span>;</text:p>
      <text:p text:style-name="P8">}</text:p>
      <text:p text:style-name="P19"/>
      <text:p text:style-name="P19"><text:span text:style-name="T7">console</text:span><text:span text:style-name="T13">.</text:span><text:span text:style-name="T7">log</text:span><text:span text:style-name="T13">(</text:span><text:span text:style-name="T7">reverseString</text:span><text:span text:style-name="T13">(</text:span><text:span text:style-name="T19">"hello"</text:span><text:span text:style-name="T13">));</text:span></text:p>
      <text:p text:style-name="P29">"olleh"</text:p>
      <text:p text:style-name="P29"/>
      <text:h text:style-name="P3" text:outline-level="2">Basic Algorithm Scripting: Factorialize a Number</text:h>
      <text:p text:style-name="P8"><text:span text:style-name="T1">function</text:span> <text:span text:style-name="T4">factorialize</text:span>(<text:span text:style-name="T4">num</text:span>) {</text:p>
      <text:p text:style-name="P16"><text:span text:style-name="T1">var</text:span> <text:span text:style-name="T4">result</text:span> = <text:span text:style-name="T10">1</text:span>;</text:p>
      <text:p text:style-name="P16"><text:span text:style-name="T1">for</text:span> (<text:span text:style-name="T1">var</text:span> <text:span text:style-name="T4">i</text:span> = <text:span text:style-name="T10">1</text:span>; <text:span text:style-name="T4">i</text:span> &lt;= <text:span text:style-name="T4">num</text:span>; <text:span text:style-name="T4">i</text:span>++) {</text:p>
      <text:p text:style-name="P16"><text:span text:style-name="T4">result</text:span> = <text:span text:style-name="T4">result</text:span> * <text:span text:style-name="T4">i</text:span>;</text:p>
      <text:p text:style-name="P8">}</text:p>
      <text:p text:style-name="P8"><text:span text:style-name="T1">return</text:span> <text:span text:style-name="T4">result</text:span>;</text:p>
      <text:p text:style-name="P8">}</text:p>
      <text:p text:style-name="P19"/>
      <text:p text:style-name="P8"><text:span text:style-name="T4">console</text:span>.<text:span text:style-name="T4">log</text:span>(<text:span text:style-name="T4">factorialize</text:span>(<text:span text:style-name="T10">5</text:span>));</text:p>
      <text:p text:style-name="P31">120</text:p>
      <text:p text:style-name="P31"/>
      <text:p text:style-name="P32"><text:soft-page-break/></text:p>
      <text:h text:style-name="P3" text:outline-level="2">Basic Algorithm Scripting: Find the Longest Word in a String</text:h>
      <text:p text:style-name="P8"><text:span text:style-name="T1">function</text:span> <text:span text:style-name="T4">findLongestWordLength</text:span>(<text:span text:style-name="T4">str</text:span>) {</text:p>
      <text:p text:style-name="P16"><text:span text:style-name="T1">var</text:span> <text:span text:style-name="T4">words</text:span> = <text:span text:style-name="T4">str</text:span>.<text:span text:style-name="T4">split</text:span>(<text:span text:style-name="T17">" "</text:span>);</text:p>
      <text:p text:style-name="P16"><text:span text:style-name="T1">var</text:span> <text:span text:style-name="T4">longest</text:span> = <text:span text:style-name="T17">""</text:span>;</text:p>
      <text:p text:style-name="P21"/>
      <text:p text:style-name="P16"><text:span text:style-name="T1">for</text:span> (<text:span text:style-name="T1">var</text:span> <text:span text:style-name="T4">words</text:span> <text:span text:style-name="T1">of</text:span> <text:span text:style-name="T4">words</text:span>){</text:p>
      <text:p text:style-name="P16"><text:span text:style-name="T1">if</text:span> (<text:span text:style-name="T4">words</text:span>.<text:span text:style-name="T4">length</text:span> &gt; <text:span text:style-name="T4">longest</text:span>.<text:span text:style-name="T4">length</text:span>) <text:span text:style-name="T4">longest</text:span> = <text:span text:style-name="T4">words</text:span>;</text:p>
      <text:p text:style-name="P16">}</text:p>
      <text:p text:style-name="P16"><text:span text:style-name="T1">return</text:span> <text:span text:style-name="T4">longest</text:span>.<text:span text:style-name="T4">length</text:span>;</text:p>
      <text:p text:style-name="P19"/>
      <text:p text:style-name="P8">} </text:p>
      <text:p text:style-name="P28"/>
      <text:p text:style-name="P8"><text:span text:style-name="T4">console</text:span>.<text:span text:style-name="T4">log</text:span>(<text:span text:style-name="T4">findLongestWordLength</text:span>(<text:span text:style-name="T17">"The quick brown fox jumped over the lazy dog"</text:span>));</text:p>
      <text:p text:style-name="P8"/>
      <text:h text:style-name="P3" text:outline-level="2">Basic Algorithm Scripting: Return Largest Numbers in Arrays</text:h>
      <text:p text:style-name="P8"><text:span text:style-name="T1">function</text:span> <text:span text:style-name="T4">largestOfFour</text:span>(<text:span text:style-name="T4">arr</text:span>) {</text:p>
      <text:p text:style-name="P22">// You can do this!</text:p>
      <text:p text:style-name="P8"><text:span text:style-name="T2">var</text:span><text:span text:style-name="T20"> </text:span><text:span text:style-name="T5">max</text:span><text:span text:style-name="T20"> = [];</text:span></text:p>
      <text:p text:style-name="P21"/>
      <text:p text:style-name="P16"><text:span text:style-name="T1">for</text:span> (<text:span text:style-name="T1">var</text:span> <text:span text:style-name="T4">i</text:span> = <text:span text:style-name="T10">0</text:span>; <text:span text:style-name="T4">i</text:span> &lt; <text:span text:style-name="T4">arr</text:span>.<text:span text:style-name="T4">length</text:span>; <text:span text:style-name="T4">i</text:span>++) {</text:p>
      <text:p text:style-name="P16"><text:span text:style-name="T1">var</text:span> <text:span text:style-name="T4">tempmax</text:span> = <text:span text:style-name="T4">arr</text:span>[<text:span text:style-name="T4">i</text:span>][<text:span text:style-name="T10">0</text:span>];</text:p>
      <text:p text:style-name="P16"><text:span text:style-name="T1">for</text:span> (<text:span text:style-name="T1">var</text:span> <text:span text:style-name="T4">j</text:span>=<text:span text:style-name="T10">0</text:span>; <text:span text:style-name="T4">j</text:span> &lt; <text:span text:style-name="T4">arr</text:span>[<text:span text:style-name="T4">i</text:span>].<text:span text:style-name="T4">length</text:span>; <text:span text:style-name="T4">j</text:span>++) {</text:p>
      <text:p text:style-name="P16"><text:span text:style-name="T1">var</text:span> <text:span text:style-name="T4">currentElement</text:span> = <text:span text:style-name="T4">arr</text:span>[<text:span text:style-name="T4">i</text:span>][<text:span text:style-name="T4">j</text:span>];</text:p>
      <text:p text:style-name="P16"><text:span text:style-name="T1">if</text:span> (<text:span text:style-name="T4">currentElement</text:span> &gt;= <text:span text:style-name="T4">tempmax</text:span>){</text:p>
      <text:p text:style-name="P16"><text:span text:style-name="T4">tempmax</text:span> = <text:span text:style-name="T4">currentElement</text:span>;</text:p>
      <text:p text:style-name="P16">} </text:p>
      <text:p text:style-name="P8">}</text:p>
      <text:p text:style-name="P16"><text:span text:style-name="T4">max</text:span>.<text:span text:style-name="T4">push</text:span>(<text:span text:style-name="T4">tempmax</text:span>);</text:p>
      <text:p text:style-name="P16">}</text:p>
      <text:p text:style-name="P16"><text:span text:style-name="T1">return</text:span> <text:span text:style-name="T4">max</text:span>;</text:p>
      <text:p text:style-name="P16">}</text:p>
      <text:p text:style-name="P19"/>
      <text:p text:style-name="P8"><text:span text:style-name="T4">console</text:span>.<text:span text:style-name="T4">log</text:span>((<text:span text:style-name="T4">largestOfFour</text:span>([[<text:span text:style-name="T10">4</text:span>, <text:span text:style-name="T10">5</text:span>, <text:span text:style-name="T10">1</text:span>, <text:span text:style-name="T10">3</text:span>], [<text:span text:style-name="T10">13</text:span>, <text:span text:style-name="T10">27</text:span>, <text:span text:style-name="T10">18</text:span>, <text:span text:style-name="T10">26</text:span>], [<text:span text:style-name="T10">32</text:span>, <text:span text:style-name="T10">35</text:span>, <text:span text:style-name="T10">37</text:span>, <text:span text:style-name="T10">39</text:span>], [<text:span text:style-name="T10">1000</text:span>, <text:span text:style-name="T10">1001</text:span>, <text:span text:style-name="T10">857</text:span>, <text:span text:style-name="T10">1</text:span>]])));</text:p>
      <text:p text:style-name="P19"/>
      <text:p text:style-name="P30">[5,27,39,1001]</text:p>
      <text:p text:style-name="P19"/>
      <text:h text:style-name="P3" text:outline-level="2"><text:soft-page-break/></text:h>
      <text:h text:style-name="P3" text:outline-level="2">Basic Algorithm Scripting: Confirm the Ending</text:h>
      <text:p text:style-name="P19"><text:span text:style-name="T3">function</text:span><text:span text:style-name="T13"> </text:span><text:span text:style-name="T7">confirmEnding</text:span><text:span text:style-name="T13">(</text:span><text:span text:style-name="T7">str</text:span><text:span text:style-name="T13">, </text:span><text:span text:style-name="T7">target</text:span><text:span text:style-name="T13">) {</text:span></text:p>
      <text:p text:style-name="P22">// "Never give up and good luck will find you."</text:p>
      <text:p text:style-name="P22">// -- Falcor</text:p>
      <text:p text:style-name="P16"><text:span text:style-name="T1">if</text:span> (<text:span text:style-name="T4">str</text:span>.<text:span text:style-name="T4">endsWith</text:span>(<text:span text:style-name="T4">target</text:span>)){</text:p>
      <text:p text:style-name="P16"><text:span text:style-name="T1">return</text:span> <text:span text:style-name="T1">true</text:span>;</text:p>
      <text:p text:style-name="P16">} <text:span text:style-name="T1">else</text:span>{</text:p>
      <text:p text:style-name="P16"><text:span text:style-name="T1">return</text:span> <text:span text:style-name="T1">false</text:span>;</text:p>
      <text:p text:style-name="P8">}</text:p>
      <text:p text:style-name="P8">}</text:p>
      <text:p text:style-name="P19"/>
      <text:p text:style-name="P8"><text:span text:style-name="T4">confirmEnding</text:span>(<text:span text:style-name="T17">"Bastian"</text:span>, <text:span text:style-name="T17">"n"</text:span>);</text:p>
      <text:p text:style-name="P8"/>
      <text:p text:style-name="P11">or</text:p>
      <text:p text:style-name="P23">//return str.endsWith(target);</text:p>
      <text:p text:style-name="P24"/>
      <text:p text:style-name="P25">or</text:p>
      <text:p text:style-name="P12"><text:span text:style-name="T1">function</text:span> <text:span text:style-name="T4">confirmEnding</text:span>(<text:span text:style-name="T4">str</text:span>, <text:span text:style-name="T4">target</text:span>) {</text:p>
      <text:p text:style-name="P22">// "Never give up and good luck will find you."</text:p>
      <text:p text:style-name="P22">// -- Falcor</text:p>
      <text:p text:style-name="P16"><text:span text:style-name="T1">if</text:span> (<text:span text:style-name="T4">str</text:span>.<text:span text:style-name="T4">substr</text:span>(-<text:span text:style-name="T4">target</text:span>.<text:span text:style-name="T4">length</text:span>)===<text:span text:style-name="T4">target</text:span>){</text:p>
      <text:p text:style-name="P16"><text:span text:style-name="T1">return</text:span> <text:span text:style-name="T1">true</text:span>;</text:p>
      <text:p text:style-name="P16">} <text:span text:style-name="T1">else</text:span>{</text:p>
      <text:p text:style-name="P16"><text:span text:style-name="T1">return</text:span> <text:span text:style-name="T1">false</text:span>;</text:p>
      <text:p text:style-name="P16">}</text:p>
      <text:p text:style-name="P22">//return str.<text:span text:style-name="T14">endsWith</text:span>(target);</text:p>
      <text:p text:style-name="P8">}</text:p>
      <text:p text:style-name="P19"/>
      <text:p text:style-name="P8"><text:span text:style-name="T4">console</text:span>.<text:span text:style-name="T4">log</text:span>(<text:span text:style-name="T4">confirmEnding</text:span>(<text:span text:style-name="T17">"Bastian"</text:span>, <text:span text:style-name="T17">"n"</text:span>));</text:p>
      <text:p text:style-name="P8"/>
      <text:h text:style-name="P3" text:outline-level="2">Basic Algorithm Scripting: <text:span text:style-name="T20">Repeat a String Repeat a String</text:span></text:h>
      <text:p text:style-name="P8"><text:span text:style-name="T1">function</text:span> <text:span text:style-name="T4">repeatStringNumTimes</text:span>(<text:span text:style-name="T4">str</text:span>, <text:span text:style-name="T4">num</text:span>) {</text:p>
      <text:p text:style-name="P22">// repeat after me</text:p>
      <text:p text:style-name="P8"><text:span text:style-name="T1">return</text:span> <text:span text:style-name="T4">str</text:span>;</text:p>
      <text:p text:style-name="P8">}</text:p>
      <text:p text:style-name="P19"/>
      <text:p text:style-name="P8"><text:span text:style-name="T4">repeatStringNumTimes</text:span>(<text:span text:style-name="T17">"abc"</text:span>, <text:span text:style-name="T10">3</text:span>);</text:p>
      <text:p text:style-name="P19"/>
      <text:p text:style-name="P26">ans</text:p>
      <text:p text:style-name="P26"/>
      <text:p text:style-name="P26"/>
      <text:p text:style-name="P13"><text:soft-page-break/><text:span text:style-name="T1">function</text:span> <text:span text:style-name="T4">repeatStringNumTimes</text:span>(<text:span text:style-name="T4">str</text:span>, <text:span text:style-name="T4">num</text:span>) {</text:p>
      <text:p text:style-name="P22">// repeat after me</text:p>
      <text:p text:style-name="P8"><text:span text:style-name="T1">var</text:span> <text:span text:style-name="T4">final</text:span> = <text:span text:style-name="T17">""</text:span>; </text:p>
      <text:p text:style-name="P8"><text:span text:style-name="T1">if</text:span> (<text:span text:style-name="T4">num</text:span> &lt; <text:span text:style-name="T10">0</text:span>) <text:span text:style-name="T1">return</text:span> <text:span text:style-name="T17">""</text:span>;</text:p>
      <text:p text:style-name="P8"><text:span text:style-name="T1">for</text:span> (<text:span text:style-name="T1">var</text:span> <text:span text:style-name="T4">i</text:span> = <text:span text:style-name="T10">0</text:span>; <text:span text:style-name="T4">i</text:span> &lt; <text:span text:style-name="T4">num</text:span>; <text:span text:style-name="T4">i</text:span>++){</text:p>
      <text:p text:style-name="P8"><text:span text:style-name="T4">final</text:span> += <text:span text:style-name="T4">str</text:span>;</text:p>
      <text:p text:style-name="P8">}</text:p>
      <text:p text:style-name="P8"><text:span text:style-name="T1">return</text:span> <text:span text:style-name="T4">final</text:span>;</text:p>
      <text:p text:style-name="P8">}</text:p>
      <text:p text:style-name="P8"><text:span text:style-name="T4">repeatStringNumTimes</text:span>(<text:span text:style-name="T17">"abc"</text:span>, <text:span text:style-name="T10">3</text:span>);</text:p>
      <text:p text:style-name="P26"/>
      <text:h text:style-name="P4" text:outline-level="2">Basic Algorithm Scripting: <text:span text:style-name="T20">Truncate a String</text:span></text:h>
      <text:p text:style-name="P13"><text:span text:style-name="T1">function</text:span> <text:span text:style-name="T4">truncateString</text:span>(<text:span text:style-name="T4">str</text:span>, <text:span text:style-name="T4">num</text:span>) {</text:p>
      <text:p text:style-name="P22">// Clear out that junk in your trunk</text:p>
      <text:p text:style-name="P8"><text:span text:style-name="T1">return</text:span> <text:span text:style-name="T4">str</text:span>;</text:p>
      <text:p text:style-name="P8">}</text:p>
      <text:p text:style-name="P19"/>
      <text:p text:style-name="P8"><text:span text:style-name="T4">truncateString</text:span>(<text:span text:style-name="T17">"A-tisket a-tasket A green and yellow basket"</text:span>, <text:span text:style-name="T10">8</text:span>);</text:p>
      <text:p text:style-name="P8"/>
      <text:p text:style-name="P17">answer:</text:p>
      <text:p text:style-name="P8"/>
      <text:p text:style-name="P8"><text:span text:style-name="T1">function</text:span> <text:span text:style-name="T4">truncateString</text:span>(<text:span text:style-name="T4">str</text:span>, <text:span text:style-name="T4">num</text:span>) {</text:p>
      <text:p text:style-name="P22">// Clear out that junk in your trunk</text:p>
      <text:p text:style-name="P8"><text:span text:style-name="T1">if</text:span> (<text:span text:style-name="T4">num</text:span> &gt; <text:span text:style-name="T10">3</text:span>){</text:p>
      <text:p text:style-name="P8"><text:span text:style-name="T1">if</text:span> (<text:span text:style-name="T4">str</text:span>.<text:span text:style-name="T4">length</text:span> &gt; <text:span text:style-name="T4">num</text:span>){</text:p>
      <text:p text:style-name="P8"><text:span text:style-name="T4">str</text:span> = <text:span text:style-name="T4">str</text:span>.<text:span text:style-name="T4">slice</text:span>(<text:span text:style-name="T10">0</text:span>, <text:span text:style-name="T4">num</text:span>-<text:span text:style-name="T10">3</text:span>);</text:p>
      <text:p text:style-name="P22">//slice the string 3 short of num </text:p>
      <text:p text:style-name="P8"><text:span text:style-name="T4">str</text:span> = <text:span text:style-name="T4">str</text:span>.<text:span text:style-name="T4">concat</text:span>(<text:span text:style-name="T17">"..."</text:span>);</text:p>
      <text:p text:style-name="P22">//and ... to end of string</text:p>
      <text:p text:style-name="P8">} </text:p>
      <text:p text:style-name="P8"><text:span text:style-name="T1">return</text:span> <text:span text:style-name="T4">str</text:span>;</text:p>
      <text:p text:style-name="P8">}</text:p>
      <text:p text:style-name="P8"><text:span text:style-name="T1">else</text:span> {</text:p>
      <text:p text:style-name="P8"><text:span text:style-name="T4">str</text:span> = <text:span text:style-name="T4">str</text:span>.<text:span text:style-name="T4">slice</text:span>(<text:span text:style-name="T10">0</text:span>, <text:span text:style-name="T4">num</text:span>);</text:p>
      <text:p text:style-name="P22">//slice the string</text:p>
      <text:p text:style-name="P8"><text:span text:style-name="T4">str</text:span> = <text:span text:style-name="T4">str</text:span>.<text:span text:style-name="T4">concat</text:span>(<text:span text:style-name="T17">"..."</text:span>);</text:p>
      <text:p text:style-name="P22">//concat to end of string</text:p>
      <text:p text:style-name="P8">} </text:p>
      <text:p text:style-name="P8"><text:span text:style-name="T1">return</text:span> <text:span text:style-name="T4">str</text:span>;</text:p>
      <text:p text:style-name="P8">}</text:p>
      <text:p text:style-name="P28"/>
      <text:p text:style-name="P8"><text:span text:style-name="T4">truncateString</text:span>(<text:span text:style-name="T17">"A-tisket a-tasket A green and yellow basket"</text:span>, <text:span text:style-name="T10">8</text:span>);</text:p>
      <text:p text:style-name="P8"/>
      <text:p text:style-name="P26"/>
      <text:p text:style-name="P27"><text:soft-page-break/>or </text:p>
      <text:p text:style-name="P27"/>
      <text:p text:style-name="P15"><text:span text:style-name="T1">function</text:span> <text:span text:style-name="T4">truncateString</text:span>(<text:span text:style-name="T4">str</text:span>, <text:span text:style-name="T4">num</text:span>) {</text:p>
      <text:p text:style-name="P22">// Clear out that junk in your trunk</text:p>
      <text:p text:style-name="P8"><text:span text:style-name="T1">let</text:span> <text:span text:style-name="T4">newStr</text:span> = <text:span text:style-name="T4">str</text:span>.<text:span text:style-name="T4">substr</text:span>(<text:span text:style-name="T4">str</text:span>, <text:span text:style-name="T4">num</text:span>)</text:p>
      <text:p text:style-name="P8"><text:span text:style-name="T1">if</text:span> (<text:span text:style-name="T4">num</text:span> &lt; <text:span text:style-name="T4">str</text:span>.<text:span text:style-name="T4">length</text:span>){</text:p>
      <text:p text:style-name="P8"><text:span text:style-name="T1">return</text:span> <text:span text:style-name="T4">newStr</text:span> += <text:span text:style-name="T17">"..."</text:span>;</text:p>
      <text:p text:style-name="P8">}</text:p>
      <text:p text:style-name="P8"><text:span text:style-name="T1">return</text:span> <text:span text:style-name="T4">newStr</text:span>;</text:p>
      <text:p text:style-name="P8">}</text:p>
      <text:p text:style-name="P19"/>
      <text:p text:style-name="P8"><text:span text:style-name="T4">truncateString</text:span>(<text:span text:style-name="T17">"A-tisket a-tasket A green and yellow basket"</text:span>, <text:span text:style-name="T10">8</text:span>);</text:p>
      <text:p text:style-name="P27"/>
      <text:h text:style-name="P6" text:outline-level="2">Basic Algorithm Scripting: <text:span text:style-name="T20">Finders Keepers</text:span></text:h>
      <text:p text:style-name="P15"><text:span text:style-name="T1">function</text:span> <text:span text:style-name="T4">findElement</text:span>(<text:span text:style-name="T4">arr</text:span>, <text:span text:style-name="T4">func</text:span>) {</text:p>
      <text:p text:style-name="P8"><text:span text:style-name="T1">let</text:span> <text:span text:style-name="T4">num</text:span> = <text:span text:style-name="T10">0</text:span>;</text:p>
      <text:p text:style-name="P8"><text:span text:style-name="T1">for</text:span> (<text:span text:style-name="T1">var</text:span> <text:span text:style-name="T4">i</text:span> = <text:span text:style-name="T10">0</text:span>; <text:span text:style-name="T4">i</text:span> &lt; <text:span text:style-name="T4">arr</text:span>.<text:span text:style-name="T4">length</text:span>; <text:span text:style-name="T4">i</text:span>++){</text:p>
      <text:p text:style-name="P8"><text:span text:style-name="T4">num</text:span> = <text:span text:style-name="T4">arr</text:span>[<text:span text:style-name="T4">i</text:span>];</text:p>
      <text:p text:style-name="P8"><text:span text:style-name="T1">if</text:span> (<text:span text:style-name="T4">func</text:span>(<text:span text:style-name="T4">num</text:span>)){</text:p>
      <text:p text:style-name="P8"><text:span text:style-name="T1">return</text:span> <text:span text:style-name="T4">num</text:span>;</text:p>
      <text:p text:style-name="P8">}</text:p>
      <text:p text:style-name="P8">}</text:p>
      <text:p text:style-name="P8"><text:span text:style-name="T1">return</text:span> <text:span text:style-name="T1">undefined</text:span>;</text:p>
      <text:p text:style-name="P8">}</text:p>
      <text:p text:style-name="P8"><text:span text:style-name="T4">console</text:span>.<text:span text:style-name="T4">log</text:span>(<text:span text:style-name="T4">findElement</text:span>([<text:span text:style-name="T10">1</text:span>, <text:span text:style-name="T10">2</text:span>, <text:span text:style-name="T10">3</text:span>, <text:span text:style-name="T10">4</text:span>], <text:span text:style-name="T4">num</text:span> =&gt; <text:span text:style-name="T4">num</text:span> % <text:span text:style-name="T10">2</text:span> === <text:span text:style-name="T10">0</text:span>));</text:p>
      <text:p text:style-name="P27"/>
      <text:h text:style-name="P6" text:outline-level="2">Basic Algorithm Scripting: <text:span text:style-name="T20">Title Case a Sentence</text:span></text:h>
      <text:p text:style-name="P15"><text:span text:style-name="T1">function</text:span> <text:span text:style-name="T4">titleCase</text:span>(<text:span text:style-name="T4">str</text:span>) {</text:p>
      <text:p text:style-name="P8"><text:span text:style-name="T1">let</text:span> <text:span text:style-name="T4">word</text:span> = <text:span text:style-name="T4">str</text:span>.<text:span text:style-name="T4">toLowerCase</text:span>().<text:span text:style-name="T4">split</text:span>(<text:span text:style-name="T17">" "</text:span>);</text:p>
      <text:p text:style-name="P8"><text:span text:style-name="T1">for</text:span> (<text:span text:style-name="T1">let</text:span> <text:span text:style-name="T4">i</text:span> = <text:span text:style-name="T10">0</text:span>; <text:span text:style-name="T4">i</text:span> &lt; <text:span text:style-name="T4">word</text:span>.<text:span text:style-name="T4">length</text:span>; <text:span text:style-name="T4">i</text:span>++){</text:p>
      <text:p text:style-name="P8"><text:span text:style-name="T4">console</text:span>.<text:span text:style-name="T4">log</text:span>(<text:span text:style-name="T4">word</text:span>[<text:span text:style-name="T4">i</text:span>])</text:p>
      <text:p text:style-name="P8"><text:span text:style-name="T4">word</text:span>[<text:span text:style-name="T4">i</text:span>] = <text:span text:style-name="T4">word</text:span>[<text:span text:style-name="T4">i</text:span>][<text:span text:style-name="T10">0</text:span>].<text:span text:style-name="T4">toUpperCase</text:span>() + <text:span text:style-name="T4">word</text:span>[<text:span text:style-name="T4">i</text:span>].<text:span text:style-name="T4">slice</text:span>(<text:span text:style-name="T10">1</text:span>);</text:p>
      <text:p text:style-name="P8">}</text:p>
      <text:p text:style-name="P8"><text:span text:style-name="T1">return</text:span> <text:span text:style-name="T4">word</text:span>.<text:span text:style-name="T4">join</text:span>(<text:span text:style-name="T17">" "</text:span>);</text:p>
      <text:p text:style-name="P8">}</text:p>
      <text:p text:style-name="P19"/>
      <text:p text:style-name="P8"><text:span text:style-name="T4">console</text:span>.<text:span text:style-name="T4">log</text:span>(<text:span text:style-name="T4">titleCase</text:span>(<text:span text:style-name="T17">"I'm a little tea pot"</text:span>));</text:p>
      <text:p text:style-name="P27"/>
      <text:h text:style-name="P6" text:outline-level="2"><text:soft-page-break/></text:h>
      <text:h text:style-name="P6" text:outline-level="2">Basic Algorithm Scripting: <text:span text:style-name="T20">Slice and Splice</text:span></text:h>
      <text:p text:style-name="P15"><text:span text:style-name="T1">function</text:span> <text:span text:style-name="T4">frankenSplice</text:span>(<text:span text:style-name="T4">arr1</text:span>, <text:span text:style-name="T4">arr2</text:span>, <text:span text:style-name="T4">n</text:span>) {</text:p>
      <text:p text:style-name="P22">// It's alive. It's alive!</text:p>
      <text:p text:style-name="P18">arr1.slice(0, 3); <text:s/>//<text:span text:style-name="T21">don’t really need this line</text:span></text:p>
      <text:p text:style-name="P8"><text:span text:style-name="T4">arr2</text:span>.<text:span text:style-name="T4">splice</text:span>(<text:span text:style-name="T4">n</text:span>, <text:span text:style-name="T10">0</text:span>, ...<text:span text:style-name="T4">arr1</text:span>)</text:p>
      <text:p text:style-name="P8"><text:span text:style-name="T1">return</text:span> <text:span text:style-name="T4">arr2</text:span>;</text:p>
      <text:p text:style-name="P8">}</text:p>
      <text:p text:style-name="P19"/>
      <text:p text:style-name="P8"><text:span text:style-name="T4">console</text:span>.<text:span text:style-name="T4">log</text:span>(<text:span text:style-name="T4">frankenSplice</text:span>([<text:span text:style-name="T10">1</text:span>, <text:span text:style-name="T10">2</text:span>, <text:span text:style-name="T10">3</text:span>], [<text:span text:style-name="T10">4</text:span>, <text:span text:style-name="T10">5</text:span>, <text:span text:style-name="T10">6</text:span>], <text:span text:style-name="T10">1</text:span>));</text:p>
      <text:p text:style-name="P8"/>
      <text:h text:style-name="P5" text:outline-level="2">Basic Algorithm Scripting: <text:span text:style-name="T20">Falsy Bouncer</text:span></text:h>
      <text:p text:style-name="P14"><text:span text:style-name="T1">function</text:span> <text:span text:style-name="T4">bouncer</text:span>(<text:span text:style-name="T4">arr</text:span>) {</text:p>
      <text:p text:style-name="P22">// Don't show a false ID to this bouncer.</text:p>
      <text:p text:style-name="P8"><text:span text:style-name="T1">var</text:span> <text:span text:style-name="T4">newArr</text:span> = [];</text:p>
      <text:p text:style-name="P8"><text:span text:style-name="T4">newArr</text:span> = <text:span text:style-name="T4">arr</text:span>.<text:span text:style-name="T4">filter</text:span>(<text:span text:style-name="T4">removeFalseVar</text:span>);</text:p>
      <text:p text:style-name="P8"><text:span text:style-name="T4">console</text:span>.<text:span text:style-name="T4">log</text:span>(<text:span text:style-name="T4">newArr</text:span>)</text:p>
      <text:p text:style-name="P8"><text:span text:style-name="T1">return</text:span> <text:span text:style-name="T4">newArr</text:span>;</text:p>
      <text:p text:style-name="P8">}</text:p>
      <text:p text:style-name="P8"><text:span text:style-name="T1">function</text:span> <text:span text:style-name="T4">removeFalseVar</text:span>(<text:span text:style-name="T4">value</text:span>){</text:p>
      <text:p text:style-name="P8"><text:span text:style-name="T1">return</text:span> <text:span text:style-name="T22">Boolean</text:span>(<text:span text:style-name="T4">value</text:span>);</text:p>
      <text:p text:style-name="P8">}</text:p>
      <text:p text:style-name="P19"/>
      <text:p text:style-name="P8"><text:span text:style-name="T4">console</text:span>.<text:span text:style-name="T4">log</text:span>(<text:span text:style-name="T4">bouncer</text:span>([<text:span text:style-name="T17">"a"</text:span>, <text:span text:style-name="T17">"b"</text:span>, <text:span text:style-name="T17">"c"</text:span>]));</text:p>
      <text:p text:style-name="P8"/>
      <text:h text:style-name="P5" text:outline-level="2">Basic Algorithm Scripting: Where do I Belong</text:h>
      <text:p text:style-name="P14"><text:span text:style-name="T1">function</text:span> <text:span text:style-name="T4">getIndexToIns</text:span>(<text:span text:style-name="T4">arr</text:span>, <text:span text:style-name="T4">num</text:span>) {</text:p>
      <text:p text:style-name="P22">// Find my place in this sorted array.</text:p>
      <text:p text:style-name="P16"><text:span text:style-name="T1">return</text:span> <text:span text:style-name="T4">arr</text:span>.<text:span text:style-name="T4">filter</text:span>(<text:span text:style-name="T4">value</text:span> =&gt; <text:span text:style-name="T4">num</text:span> &gt; <text:span text:style-name="T4">value</text:span>).<text:span text:style-name="T4">length</text:span>;</text:p>
      <text:p text:style-name="P16">}</text:p>
      <text:p text:style-name="P19"/>
      <text:p text:style-name="P8"><text:span text:style-name="T4">getIndexToIns</text:span>([<text:span text:style-name="T10">40</text:span>, <text:span text:style-name="T10">60</text:span>], <text:span text:style-name="T10">50</text:span>);</text:p>
      <text:p text:style-name="P8"/>
      <text:h text:style-name="P5" text:outline-level="2">Basic Algorithm Scripting: Mutations</text:h>
      <text:p text:style-name="P14"><text:span text:style-name="T1">function</text:span> <text:span text:style-name="T4">mutation</text:span>(<text:span text:style-name="T4">arr</text:span>) {</text:p>
      <text:p text:style-name="P8"><text:span text:style-name="T1">var</text:span> <text:span text:style-name="T4">firstWord</text:span> = <text:span text:style-name="T4">arr</text:span>[<text:span text:style-name="T10">0</text:span>].<text:span text:style-name="T4">toLowerCase</text:span>();</text:p>
      <text:p text:style-name="P8"><text:span text:style-name="T1">var</text:span> <text:span text:style-name="T4">secondWord</text:span> = <text:span text:style-name="T4">arr</text:span>[<text:span text:style-name="T10">1</text:span>].<text:span text:style-name="T4">toLowerCase</text:span>();</text:p>
      <text:p text:style-name="P8"><text:span text:style-name="T1">for</text:span> (<text:span text:style-name="T1">var</text:span> <text:span text:style-name="T4">i</text:span> = <text:span text:style-name="T10">0</text:span>; <text:span text:style-name="T4">i</text:span> &lt; <text:span text:style-name="T4">secondWord</text:span>.<text:span text:style-name="T4">length</text:span>; <text:span text:style-name="T4">i</text:span>++){</text:p>
      <text:p text:style-name="P8"><text:span text:style-name="T1">if</text:span> (<text:span text:style-name="T4">firstWord</text:span>.<text:span text:style-name="T4">indexOf</text:span>(<text:span text:style-name="T4">secondWord</text:span>[<text:span text:style-name="T4">i</text:span>]) &lt;<text:span text:style-name="T10">0</text:span>)</text:p>
      <text:p text:style-name="P8"><text:span text:style-name="T1">return</text:span> <text:span text:style-name="T1">false</text:span>;</text:p>
      <text:p text:style-name="P8"><text:soft-page-break/>}</text:p>
      <text:p text:style-name="P8"><text:span text:style-name="T1">return</text:span> <text:span text:style-name="T1">true</text:span>;</text:p>
      <text:p text:style-name="P8">}</text:p>
      <text:p text:style-name="P28"/>
      <text:p text:style-name="P8"><text:span text:style-name="T4">console</text:span>.<text:span text:style-name="T4">log</text:span>(<text:span text:style-name="T4">mutation</text:span>([<text:span text:style-name="T17">"Alien"</text:span>, <text:span text:style-name="T17">"line"</text:span>]));</text:p>
      <text:p text:style-name="P37"/>
      <text:h text:style-name="P5" text:outline-level="2">Basic Algorithm Scripting: Chunky Monkey</text:h>
      <text:p text:style-name="P14"><text:span text:style-name="T1">function</text:span> <text:span text:style-name="T4">chunkArrayInGroups</text:span>(<text:span text:style-name="T4">arr</text:span>, <text:span text:style-name="T4">size</text:span>) {</text:p>
      <text:p text:style-name="P22">// Break it up.</text:p>
      <text:p text:style-name="P8"><text:span text:style-name="T1">var</text:span> <text:span text:style-name="T4">groups</text:span> = [];</text:p>
      <text:p text:style-name="P8"><text:span text:style-name="T1">while</text:span> (<text:span text:style-name="T4">arr</text:span>.<text:span text:style-name="T4">length</text:span> &gt; <text:span text:style-name="T10">0</text:span>){</text:p>
      <text:p text:style-name="P8"><text:span text:style-name="T4">groups</text:span>.<text:span text:style-name="T4">push</text:span>(<text:span text:style-name="T8">arr</text:span><text:span text:style-name="T23">.</text:span><text:span text:style-name="T24">splice</text:span>(<text:span text:style-name="T10">0</text:span>, <text:span text:style-name="T4">size</text:span>));</text:p>
      <text:p text:style-name="P19"><text:span text:style-name="T25">//arr = </text:span><text:span text:style-name="T28">arr.slice(size);</text:span><text:span text:style-name="T15"> <text:s text:c="3"/></text:span><text:span text:style-name="T16">could use either slice or splice???</text:span></text:p>
      <text:p text:style-name="P8">}</text:p>
      <text:p text:style-name="P8"><text:span text:style-name="T1">return</text:span> <text:span text:style-name="T4">groups</text:span>;</text:p>
      <text:p text:style-name="P8">}</text:p>
      <text:p text:style-name="P19"/>
      <text:p text:style-name="P8"><text:span text:style-name="T4">console</text:span>.<text:span text:style-name="T4">log</text:span>(<text:span text:style-name="T4">chunkArrayInGroups</text:span>([<text:span text:style-name="T17">"a"</text:span>, <text:span text:style-name="T17">"b"</text:span>, <text:span text:style-name="T17">"c"</text:span>, <text:span text:style-name="T17">"d"</text:span>], <text:span text:style-name="T10">1</text:span>));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3:53:14.740000000</meta:creation-date>
    <dc:date>2020-07-10T17:40:22.068000000</dc:date>
    <meta:editing-duration>PT22H7M41S</meta:editing-duration>
    <meta:editing-cycles>25</meta:editing-cycles>
    <meta:generator>LibreOffice/6.2.3.2$Windows_X86_64 LibreOffice_project/aecc05fe267cc68dde00352a451aa867b3b546ac</meta:generator>
    <meta:document-statistic meta:table-count="0" meta:image-count="0" meta:object-count="0" meta:page-count="7" meta:paragraph-count="208" meta:word-count="754" meta:character-count="4980" meta:non-whitespace-character-count="4424"/>
  </office:meta>
</office:document-meta>
</file>